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f153" officeooo:paragraph-rsid="0019f153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paragraph-rsid="0019f15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b08e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officeooo:paragraph-rsid="0019f153" style:font-size-asian="10pt" style:font-size-complex="10pt"/>
    </style:style>
    <style:style style:name="P7" style:family="paragraph" style:parent-style-name="Standard">
      <style:text-properties fo:font-size="10pt" officeooo:rsid="001b08e2" officeooo:paragraph-rsid="001b08e2" style:font-size-asian="10pt" style:font-size-complex="10pt"/>
    </style:style>
    <style:style style:name="P8" style:family="paragraph" style:parent-style-name="Standard">
      <style:text-properties fo:font-size="10pt" officeooo:rsid="001b3295" officeooo:paragraph-rsid="001b3295" style:font-size-asian="10pt" style:font-size-complex="10pt"/>
    </style:style>
    <style:style style:name="P9" style:family="paragraph" style:parent-style-name="Standard">
      <style:text-properties fo:font-size="10pt" officeooo:paragraph-rsid="001b3295" style:font-size-asian="10pt" style:font-size-complex="10pt"/>
    </style:style>
    <style:style style:name="P10" style:family="paragraph" style:parent-style-name="Standard">
      <style:text-properties fo:font-size="10pt" officeooo:paragraph-rsid="001b44f3" style:font-size-asian="10pt" style:font-size-complex="10pt"/>
    </style:style>
    <style:style style:name="P11" style:family="paragraph" style:parent-style-name="Standard">
      <style:paragraph-properties fo:break-before="column"/>
      <style:text-properties fo:font-size="10pt" officeooo:rsid="001b08e2" officeooo:paragraph-rsid="001b08e2" style:font-size-asian="10pt" style:font-size-complex="10pt"/>
    </style:style>
    <style:style style:name="P12" style:family="paragraph" style:parent-style-name="Standard">
      <style:paragraph-properties fo:break-before="column"/>
      <style:text-properties fo:font-size="10pt" fo:font-weight="bold" officeooo:paragraph-rsid="001b08e2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font-size="10pt" officeooo:rsid="001b3295" officeooo:paragraph-rsid="001b3295" style:font-size-asian="10pt" style:font-size-complex="10pt"/>
    </style:style>
    <style:style style:name="P14" style:family="paragraph" style:parent-style-name="Standard" style:list-style-name="L1">
      <style:text-properties fo:font-size="10pt" officeooo:rsid="001b44f3" officeooo:paragraph-rsid="001b44f3" style:font-size-asian="10pt" style:font-size-complex="10pt"/>
    </style:style>
    <style:style style:name="P15" style:family="paragraph" style:parent-style-name="Standard" style:list-style-name="L1">
      <style:text-properties fo:font-size="10pt" officeooo:rsid="001be5ad" officeooo:paragraph-rsid="001be5ad" style:font-size-asian="10pt" style:font-size-complex="10pt"/>
    </style:style>
    <style:style style:name="P16" style:family="paragraph" style:parent-style-name="Standard" style:list-style-name="L1">
      <style:text-properties fo:font-size="10pt" officeooo:rsid="001d4950" officeooo:paragraph-rsid="001d4950" style:font-size-asian="10pt" style:font-size-complex="10pt"/>
    </style:style>
    <style:style style:name="T1" style:family="text">
      <style:text-properties officeooo:rsid="0019f153"/>
    </style:style>
    <style:style style:name="T2" style:family="text">
      <style:text-properties officeooo:rsid="001be386"/>
    </style:style>
    <style:style style:name="T3" style:family="text">
      <style:text-properties officeooo:rsid="001be5a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pan text:style-name="T1">1</text:span>. Every complete statement ends with a</text:p>
        <text:p text:style-name="P5">A) period</text:p>
        <text:p text:style-name="P5">B) # symbol</text:p>
        <text:p text:style-name="P5">C) semicolon</text:p>
        <text:p text:style-name="P5">D) ending brace</text:p>
        <text:p text:style-name="P5"/>
        <text:p text:style-name="P2"><text:span text:style-name="T1">2</text:span>. Which of the following statements is correct?</text:p>
        <text:p text:style-name="P5">A) #include (iostream)</text:p>
        <text:p text:style-name="P9">B) <text:s/>#include &lt;iostream&gt;</text:p>
        <text:p text:style-name="P9">C) #include {iostream}</text:p>
        <text:p text:style-name="P5">D) #include [iostream]</text:p>
        <text:p text:style-name="P5">E) All of the above</text:p>
        <text:p text:style-name="P5"/>
        <text:p text:style-name="P2"><text:span text:style-name="T1">3</text:span>. Every C++ program must have a</text:p>
        <text:p text:style-name="P5">A) cout statement</text:p>
        <text:p text:style-name="P5">B) function main</text:p>
        <text:p text:style-name="P5">C) #include statement</text:p>
        <text:p text:style-name="P5">D) All of the above</text:p>
        <text:p text:style-name="P6"/>
        <text:p text:style-name="P3"><text:span text:style-name="T1">4</text:span>. Preprocessor directives begin with a</text:p>
        <text:p text:style-name="P5">A) #</text:p>
        <text:p text:style-name="P5">B) !</text:p>
        <text:p text:style-name="P5">C) &lt;</text:p>
        <text:p text:style-name="P5">D) *</text:p>
        <text:p text:style-name="P5">E) None of the above</text:p>
        <text:p text:style-name="P5"/>
        <text:p text:style-name="P2"><text:span text:style-name="T1">5</text:span>. The following data</text:p>
        <text:p text:style-name="P2"><text:tab/>72</text:p>
        <text:p text:style-name="P2"><text:tab/>'A'</text:p>
        <text:p text:style-name="P2"><text:tab/>"Hello World"</text:p>
        <text:p text:style-name="P2"><text:tab/>2.8712</text:p>
        <text:p text:style-name="P2">are all examples of</text:p>
        <text:p text:style-name="P5">A) Variables</text:p>
        <text:p text:style-name="P5">B) Literals or constants</text:p>
        <text:p text:style-name="P5">C) Strings</text:p>
        <text:p text:style-name="P5">D) None of the above</text:p>
        <text:p text:style-name="P5"/>
        <text:p text:style-name="P2"><text:span text:style-name="T1">6</text:span>. A group of statements, such as the contents of a function, is enclosed in</text:p>
        <text:p text:style-name="P10">A) Parentheses ()</text:p>
        <text:p text:style-name="P10">B) Brackets &lt;&gt;</text:p>
        <text:p text:style-name="P10">C) Braces {}</text:p>
        <text:p text:style-name="P5">D) All of the above will do</text:p>
        <text:p text:style-name="P2"/>
        <text:p text:style-name="P2"><text:span text:style-name="T1">7</text:span>. Which of the following are not valid assignment statements? (Circle all that apply.)</text:p>
        <text:p text:style-name="P5">A) total = 9;</text:p>
        <text:p text:style-name="P5">B) 72 = amount;</text:p>
        <text:p text:style-name="P5">C) profit = 129</text:p>
        <text:p text:style-name="P6">D) letter = 'W';</text:p>
        <text:p text:style-name="P4"/>
        <text:p text:style-name="P12"><text:span text:style-name="T1">8</text:span>. Which of the following are not valid cout statements? (Circle all that apply.)</text:p>
        <text:p text:style-name="P5">A) cout &lt;&lt; "Hello World";</text:p>
        <text:p text:style-name="P5">B) cout &lt;&lt; "Have a nice day"\n;</text:p>
        <text:p text:style-name="P5">C) cout &lt; value;</text:p>
        <text:p text:style-name="P5">D) cout &lt;&lt; Programming is great fun;</text:p>
        <text:p text:style-name="P5"/>
        <text:p text:style-name="P2"><text:span text:style-name="T1">9</text:span>. Assume w = 5, x = 4, y = 8, and z = 2. What value will be stored in result in each of</text:p>
        <text:p text:style-name="P2">the following statements?</text:p>
        <text:p text:style-name="P5">A) result = x + y;</text:p>
        <text:p text:style-name="P5">B) result = z * 2;</text:p>
        <text:p text:style-name="P5">C) result = y / x;</text:p>
        <text:p text:style-name="P5">D) result = y − z;</text:p>
        <text:p text:style-name="P5">E) result = w % 2;</text:p>
        <text:p text:style-name="P5"/>
        <text:p text:style-name="P2">1<text:span text:style-name="T3">0</text:span>. The negation operator is</text:p>
        <text:p text:style-name="P5">A) Unary</text:p>
        <text:p text:style-name="P5">B) Binary</text:p>
        <text:p text:style-name="P5">C) Ternary</text:p>
        <text:p text:style-name="P5">D) None of the above</text:p>
        <text:p text:style-name="P5"/>
        <text:p text:style-name="P2"><text:span text:style-name="T1">11</text:span>. A(n) ___________ is like a variable, but its value is read-only and cannot be changed</text:p>
        <text:p text:style-name="P2">during the program’s execution.</text:p>
        <text:p text:style-name="P5">A) secure variable</text:p>
        <text:p text:style-name="P5">B) uninitialized variable</text:p>
        <text:p text:style-name="P5">C) named constant</text:p>
        <text:p text:style-name="P5">D) locked variable</text:p>
        <text:p text:style-name="P5"/>
        <text:p text:style-name="P2"><text:span text:style-name="T1">12</text:span>. When do preprocessor directives execute?</text:p>
        <text:p text:style-name="P5">A) Before the compiler compiles your program</text:p>
        <text:p text:style-name="P5">B) After the compiler compiles your program</text:p>
        <text:p text:style-name="P5">C) At the same time as the compiler compiles your program</text:p>
        <text:p text:style-name="P5">D) None of the above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6"/>
        <text:p text:style-name="P11"><text:soft-page-break/>Answers: </text:p>
        <text:list xml:id="list2293202610" text:style-name="L1">
          <text:list-item>
            <text:p text:style-name="P13">C</text:p>
          </text:list-item>
          <text:list-item>
            <text:p text:style-name="P13">B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B, C</text:p>
          </text:list-item>
          <text:list-item>
            <text:p text:style-name="P14">B, D</text:p>
          </text:list-item>
          <text:list-item>
            <text:p text:style-name="P14">A = 12, <text:span text:style-name="T2">B = 4, C = 2, D = 6, E = 1</text:span></text:p>
          </text:list-item>
          <text:list-item>
            <text:p text:style-name="P15">A</text:p>
          </text:list-item>
          <text:list-item>
            <text:p text:style-name="P16">C</text:p>
          </text:list-item>
          <text:list-item>
            <text:p text:style-name="P16">C</text:p>
          </text:list-item>
        </text:list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f153" officeooo:paragraph-rsid="0019f1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pter 2: Introduction C++ Qui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56:12.171949411</meta:creation-date>
    <dc:date>2017-10-16T14:37:15.278641001</dc:date>
    <meta:editing-duration>PT18M59S</meta:editing-duration>
    <meta:editing-cycles>8</meta:editing-cycles>
    <meta:generator>LibreOffice/5.4.2.2.0$Linux_X86_64 LibreOffice_project/40m0$Build-2</meta:generator>
    <meta:print-date>2017-10-16T14:35:04.925385368</meta:print-date>
    <meta:document-statistic meta:table-count="0" meta:image-count="0" meta:object-count="0" meta:page-count="2" meta:paragraph-count="84" meta:word-count="394" meta:character-count="1840" meta:non-whitespace-character-count="1536"/>
  </office:meta>
</office:document-meta>
</file>